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21731"/>
    </style:style>
    <style:style style:name="P2" style:family="paragraph" style:parent-style-name="Standard">
      <style:text-properties fo:color="#b2b2b2" loext:opacity="100%" officeooo:paragraph-rsid="00021731"/>
    </style:style>
    <style:style style:name="P3" style:family="paragraph" style:parent-style-name="Standard">
      <style:text-properties officeooo:paragraph-rsid="00025614"/>
    </style:style>
    <style:style style:name="P4" style:family="paragraph" style:parent-style-name="Standard">
      <style:text-properties officeooo:rsid="00025614"/>
    </style:style>
    <style:style style:name="P5" style:family="paragraph" style:parent-style-name="Standard">
      <style:text-properties officeooo:rsid="00025614" officeooo:paragraph-rsid="00025614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25614" officeooo:paragraph-rsid="00025614" style:font-weight-asian="bold" style:font-weight-complex="bold"/>
    </style:style>
    <style:style style:name="P7" style:family="paragraph" style:parent-style-name="Standard">
      <style:text-properties officeooo:paragraph-rsid="00042cc9"/>
    </style:style>
    <style:style style:name="T1" style:family="text">
      <style:text-properties officeooo:rsid="00021731"/>
    </style:style>
    <style:style style:name="T2" style:family="text">
      <style:text-properties fo:color="#b2b2b2" loext:opacity="100%"/>
    </style:style>
    <style:style style:name="T3" style:family="text">
      <style:text-properties fo:color="#b2b2b2" loext:opacity="100%" officeooo:rsid="00021731"/>
    </style:style>
    <style:style style:name="T4" style:family="text">
      <style:text-properties fo:color="#b2b2b2" loext:opacity="100%" officeooo:rsid="00025614"/>
    </style:style>
    <style:style style:name="T5" style:family="text">
      <style:text-properties officeooo:rsid="00025614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42cc9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Survey for annotation</text:p>
      <text:p text:style-name="Standard"/>
      <text:p text:style-name="Standard"><text:span text:style-name="T5">1) </text:span>Is French one of your native languages?</text:p>
      <text:p text:style-name="Standard">☐ <text:span text:style-name="T1">Yes <text:s text:c="3"/></text:span>☐ <text:span text:style-name="T1">No </text:span><text:span text:style-name="T3">Stop here</text:span></text:p>
      <text:p text:style-name="Standard"/>
      <text:p text:style-name="Standard"><text:span text:style-name="T5">2) </text:span>What French-speaking country and region would you say your French was most influenced by? This can be the place where you or your parents grew up, for example.</text:p>
      <text:p text:style-name="Standard">[Free input] <text:span text:style-name="T2">Try to keep only northern/Parisian French variants</text:span></text:p>
      <text:p text:style-name="Standard"/>
      <text:p text:style-name="Standard"/>
      <text:p text:style-name="Standard"><text:span text:style-name="T5">3) </text:span>Do you pronounce these words the same?</text:p>
      <text:p text:style-name="P7">il <text:span text:style-name="T6">fait</text:span> - une <text:span text:style-name="T6">fée</text:span></text:p>
      <text:p text:style-name="P7">☐ <text:span text:style-name="T1">Yes <text:s text:c="3"/></text:span>☐ <text:span text:style-name="T1">No</text:span></text:p>
      <text:p text:style-name="P7"><text:span text:style-name="T6">deux</text:span> (2) - <text:span text:style-name="T6">de</text:span></text:p>
      <text:p text:style-name="P7">☐ <text:span text:style-name="T1">Yes <text:s text:c="3"/></text:span>☐ <text:span text:style-name="T1">No</text:span></text:p>
      <text:p text:style-name="P7"><text:span text:style-name="T6">brun</text:span> (couleur) - <text:span text:style-name="T6">brin</text:span> (de paille)</text:p>
      <text:p text:style-name="P7">☐ <text:span text:style-name="T1">Yes <text:s text:c="3"/></text:span>☐ <text:span text:style-name="T1">No</text:span></text:p>
      <text:p text:style-name="P7"><text:span text:style-name="T6">pâte</text:span> (à pizza) - <text:span text:style-name="T6">patte</text:span> (de chien)</text:p>
      <text:p text:style-name="P7">☐ <text:span text:style-name="T1">Yes <text:s text:c="3"/></text:span>☐ <text:span text:style-name="T1">No</text:span></text:p>
      <text:p text:style-name="P2">Hope for: N/A - yes - yes - yes. <text:span text:style-name="T5">p</text:span><text:span text:style-name="T1">ossibly adapt answers to questions otherwise</text:span></text:p>
      <text:p text:style-name="P4"/>
      <text:p text:style-name="P3">------------------------------ <text:span text:style-name="T5">For each annotation ------------------------------</text:span></text:p>
      <text:p text:style-name="Standard"><text:span text:style-name="T5">4) </text:span>What sound do you hear in this recording [after the d, before the r]?</text:p>
      <text:p text:style-name="P3">☐ The <text:span text:style-name="T6">o</text:span> in "un <text:span text:style-name="T6">mot</text:span>"</text:p>
      <text:p text:style-name="P3">☐ The <text:span text:style-name="T7">o</text:span> in "un <text:span text:style-name="T6">mort</text:span>"</text:p>
      <text:p text:style-name="P3">☐ The <text:span text:style-name="T6">eu</text:span> in "la <text:span text:style-name="T6">peur</text:span>"</text:p>
      <text:p text:style-name="P3">☐ The <text:span text:style-name="T6">eu</text:span> in "un <text:span text:style-name="T6">jeu</text:span>"</text:p>
      <text:p text:style-name="P3">☐ ...</text:p>
      <text:p text:style-name="P3">☐ I'm not sure</text:p>
      <text:p text:style-name="P3">☐ Other/several of these are the same (please explain)</text:p>
      <text:p text:style-name="Standard"/>
      <text:p text:style-name="Standard"><text:span text:style-name="T5">5) </text:span>Do you think French is a native language of this person?</text:p>
      <text:p text:style-name="P3">☐ Yes <text:span text:style-name="T4">s</text:span><text:span text:style-name="T2">kip next question</text:span></text:p>
      <text:p text:style-name="P3">☐ No</text:p>
      <text:p text:style-name="Standard"/>
      <text:p text:style-name="Standard"><text:span text:style-name="T5">6) H</text:span>ow natural does this person's pronunciation sound? Please only focus on the sound you selected in question 4 and not the sounds before/after.</text:p>
      <text:p text:style-name="P3">☐ Unrecognizable</text:p>
      <text:p text:style-name="P3">☐ Unnatural</text:p>
      <text:p text:style-name="P3">☐ Almost natural</text:p>
      <text:p text:style-name="P3">-------------------------------------------------------------------------------------</text:p>
      <text:p text:style-name="P5"/>
      <text:p text:style-name="P6">Survey for audio recording</text:p>
      <text:p text:style-name="Standard"/>
      <text:p text:style-name="Standard"><text:span text:style-name="T5">1) </text:span>Is French one of your native languages?</text:p>
      <text:p text:style-name="P3">☐ Yes <text:span text:style-name="T2">Q2</text:span></text:p>
      <text:p text:style-name="P3">☐ No <text:span text:style-name="T2">Q3-Q7</text:span></text:p>
      <text:p text:style-name="Standard"/>
      <text:p text:style-name="Standard"><text:span text:style-name="T5">2) </text:span>What French-speaking country and region would you say your French was most influenced by? This can be the place where you or your parents grew up, for example.</text:p>
      <text:p text:style-name="Standard">[Free input] <text:span text:style-name="T2">Try to keep only northern/Parisian French variants</text:span></text:p>
      <text:p text:style-name="Standard"/>
      <text:p text:style-name="Standard"><text:soft-page-break/><text:span text:style-name="T5">3) </text:span>How would you rate your level of French?</text:p>
      <text:p text:style-name="P3">☐ Beginner: I can express simple concepts and hold simple conversations.</text:p>
      <text:p text:style-name="P3">☐ Intermediate: I can communicate on my own in general situations.</text:p>
      <text:p text:style-name="P3">☐ Advanced: I can <text:span text:style-name="T5">participate effectively in most formal and informal situations on a variety of topics</text:span>.</text:p>
      <text:p text:style-name="P3">☐ Fluent: <text:span text:style-name="T5">I can talk about complex and technical issues with native speakers.</text:span></text:p>
      <text:p text:style-name="Standard"/>
      <text:p text:style-name="Standard">How would you rate your French accent?</text:p>
      <text:p text:style-name="P3">☐ <text:span text:style-name="T5">Very foreign</text:span></text:p>
      <text:p text:style-name="P3">☐ <text:span text:style-name="T5">(Slightly) foreign</text:span></text:p>
      <text:p text:style-name="P3">☐ <text:span text:style-name="T5">Perfect or close to perfect</text:span></text:p>
      <text:p text:style-name="Standard"/>
      <text:p text:style-name="Standard">What variety of French have you been learning?</text:p>
      <text:p text:style-name="P3">☐ Parisian/Northern French (the "standard" French that is <text:span text:style-name="T5">usually</text:span> taught abroad)</text:p>
      <text:p text:style-name="P3">☐ Other (please elaborate) <text:span text:style-name="T2">Ignore?</text:span></text:p>
      <text:p text:style-name="Standard"/>
      <text:p text:style-name="Standard">What would you say is your main native language?</text:p>
      <text:p text:style-name="Standard">[Free input]</text:p>
      <text:p text:style-name="Standard"/>
      <text:p text:style-name="Standard">What country and region would you say your [language] was most influenced by? This can be the place where you or your parents grew up, for example.</text:p>
      <text:p text:style-name="Standard">[Free input]</text:p>
      <text:p text:style-name="Standard"/>
      <text:p text:style-name="Standard">How old are you?</text:p>
      <text:p text:style-name="Standard">[Free input]</text:p>
      <text:p text:style-name="Standard"/>
      <text:p text:style-name="Standard">How would you describe your voice? Note that this does not have to match your assigned sex or gender identity.</text:p>
      <text:p text:style-name="P3">☐ Rather male</text:p>
      <text:p text:style-name="P3">☐ Rather female</text:p>
      <text:p text:style-name="P3">☐ Rather androgynous</text:p>
      <text:p text:style-name="P3">☐ Other</text:p>
      <text:p text:style-name="P3">☐ Prefer not to answer</text:p>
      <text:p text:style-name="Standard"/>
      <text:p text:style-name="P3"><text:span text:style-name="T5">3) </text:span>Do you pronounce these words the same?</text:p>
      <text:p text:style-name="P3">il <text:span text:style-name="T6">fait</text:span> - une <text:span text:style-name="T6">fée</text:span></text:p>
      <text:p text:style-name="P3">☐ <text:span text:style-name="T1">Yes <text:s text:c="3"/></text:span>☐ <text:span text:style-name="T1">No</text:span></text:p>
      <text:p text:style-name="P3"><text:span text:style-name="T6">deux</text:span> (2) - <text:span text:style-name="T6">de</text:span></text:p>
      <text:p text:style-name="P3">☐ <text:span text:style-name="T1">Yes <text:s text:c="3"/></text:span>☐ <text:span text:style-name="T1">No</text:span></text:p>
      <text:p text:style-name="P3"><text:span text:style-name="T6">brun</text:span> (couleur) - <text:span text:style-name="T6">brin</text:span> (de paille)</text:p>
      <text:p text:style-name="P3">☐ <text:span text:style-name="T1">Yes <text:s text:c="3"/></text:span>☐ <text:span text:style-name="T1">No</text:span></text:p>
      <text:p text:style-name="P3"><text:span text:style-name="T6">pâte</text:span> (à pizza) - <text:span text:style-name="T6">patte</text:span> (de chien)</text:p>
      <text:p text:style-name="P3">☐ <text:span text:style-name="T1">Yes <text:s text:c="3"/></text:span>☐ <text:span text:style-name="T1">No<text:tab/></text:span></text:p>
      <text:p text:style-name="Standard"/>
      <text:p text:style-name="P3"><text:span text:style-name="T5">----------------------------------------------</text:span> <text:span text:style-name="T5">For each recording ----------------------------------------------</text:span></text:p>
      <text:p text:style-name="Standard">Please pronounce the word in <text:span text:style-name="T6">bold</text:span>. The sentence below is meant to give you context, but you should only pronounce the word in <text:span text:style-name="T6">bold</text:span>.</text:p>
      <text:p text:style-name="Standard"/>
      <text:p text:style-name="Standard">Non, <text:span text:style-name="T6">je</text:span> ne l'aime pas.</text:p>
      <text:p text:style-name="Standard">-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07T10:39:04.993000000</meta:creation-date>
    <dc:date>2022-11-07T12:33:40.869000000</dc:date>
    <meta:editing-duration>PT10M54S</meta:editing-duration>
    <meta:editing-cycles>2</meta:editing-cycles>
    <meta:generator>LibreOffice/7.3.0.3$Windows_X86_64 LibreOffice_project/0f246aa12d0eee4a0f7adcefbf7c878fc2238db3</meta:generator>
    <meta:document-statistic meta:table-count="0" meta:image-count="0" meta:object-count="0" meta:page-count="2" meta:paragraph-count="75" meta:word-count="549" meta:character-count="3184" meta:non-whitespace-character-count="2682"/>
  </office:meta>
</office:document-meta>
</file>